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>
      <style:paragraph-properties fo:margin-left="2.143cm" fo:margin-right="0cm" fo:text-indent="-0.635cm" style:auto-text-indent="false">
        <style:tab-stops/>
      </style:paragraph-properties>
    </style:style>
    <style:style style:name="P7" style:family="paragraph" style:parent-style-name="Standard" style:list-style-name="L4">
      <style:paragraph-properties fo:margin-left="2.143cm" fo:margin-right="0cm" fo:text-indent="-0.635cm" style:auto-text-indent="false">
        <style:tab-stops/>
      </style:paragraph-properties>
    </style:style>
    <style:style style:name="P8" style:family="paragraph" style:parent-style-name="Standard" style:list-style-name="L6">
      <style:paragraph-properties fo:margin-left="2.143cm" fo:margin-right="0cm" fo:text-indent="-0.635cm" style:auto-text-indent="false">
        <style:tab-stops/>
      </style:paragraph-properties>
    </style:style>
    <style:style style:name="P9" style:family="paragraph" style:parent-style-name="Standard" style:list-style-name="L4">
      <style:paragraph-properties fo:margin-left="2.501cm" fo:margin-right="0cm" fo:text-indent="-0.635cm" style:auto-text-indent="false">
        <style:tab-stops/>
      </style:paragraph-properties>
    </style:style>
    <style:style style:name="P10" style:family="paragraph" style:parent-style-name="Standard" style:list-style-name="L5">
      <style:paragraph-properties fo:margin-left="2.17cm" fo:margin-right="0cm" fo:text-indent="-0.635cm" style:auto-text-indent="false">
        <style:tab-stops/>
      </style:paragraph-properties>
    </style:style>
    <style:style style:name="P11" style:family="paragraph" style:parent-style-name="Standard">
      <style:paragraph-properties fo:margin-left="2.184cm" fo:margin-right="0cm" fo:text-indent="-0.635cm" style:auto-text-indent="false">
        <style:tab-stops/>
      </style:paragraph-properties>
    </style:style>
    <style:style style:name="P12" style:family="paragraph" style:parent-style-name="Standard" style:list-style-name="L8">
      <style:paragraph-properties fo:margin-left="2.184cm" fo:margin-right="0cm" fo:text-indent="-0.635cm" style:auto-text-indent="false">
        <style:tab-stops/>
      </style:paragraph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OLYTECH GRENOBLE – RICM4</text:p>
      <text:p text:style-name="P1"/>
      <text:p text:style-name="P3">PROJET VENTILATION EFFICACE ENERGETIQUEMENT</text:p>
      <text:p text:style-name="P3"/>
      <text:p text:style-name="P3">CAHIER DES CHARGES</text:p>
      <text:p text:style-name="Standard"/>
      <text:p text:style-name="Standard"/>
      <text:p text:style-name="Standard">Equipe : NJ – HMQ</text:p>
      <text:p text:style-name="Standard"/>
      <text:p text:style-name="Standard"/>
      <text:p text:style-name="Standard"/>
      <text:p text:style-name="P2">Fonctionalités : </text:p>
      <text:list xml:id="list282314669" text:style-name="L2">
        <text:list-header>
          <text:p text:style-name="P4"/>
        </text:list-header>
      </text:list>
      <text:list xml:id="list991597478" text:style-name="L3">
        <text:list-item>
          <text:p text:style-name="P5">Ventillation :</text:p>
        </text:list-item>
      </text:list>
      <text:list xml:id="list425656203" text:style-name="L6">
        <text:list-item>
          <text:p text:style-name="P8">Detecter la presence de personnes et regler le niveau de ventilation. Premierement le nombre de personnes n'est pas compté</text:p>
        </text:list-item>
        <text:list-item>
          <text:p text:style-name="P8">Recuperer le calendrier sur ADE.</text:p>
        </text:list-item>
        <text:list-item>
          <text:p text:style-name="P8">Avant de commencer la ventillation, vérifier s'il y a quelqu'un dans la salle (en cas ou le cours est annulé et l'ADE n'est pas mis à jour)</text:p>
        </text:list-item>
      </text:list>
      <text:list xml:id="list738992369" text:style-name="L5">
        <text:list-header>
          <text:p text:style-name="P10"/>
        </text:list-header>
      </text:list>
      <text:list xml:id="list197597657" text:continue-list="list991597478" text:style-name="L3">
        <text:list-item>
          <text:p text:style-name="P5">Sécurité :</text:p>
        </text:list-item>
      </text:list>
      <text:list xml:id="list521342758" text:style-name="L4">
        <text:list-item>
          <text:p text:style-name="P6">détection de la fumée : ventilation maximum</text:p>
        </text:list-item>
        <text:list-item>
          <text:p text:style-name="P6">détection de l'intrusion : </text:p>
        </text:list-item>
        <text:list-item text:start-value="1">
          <text:p text:style-name="P9">filmer avec webcam</text:p>
        </text:list-item>
        <text:list-item>
          <text:p text:style-name="P9">déclenchemen d' alarme </text:p>
        </text:list-item>
        <text:list-item>
          <text:p text:style-name="P9">envoi d'email à l'admin</text:p>
          <text:p text:style-name="P6"/>
        </text:list-item>
      </text:list>
      <text:list xml:id="list1792090422" text:continue-list="list197597657" text:style-name="L3">
        <text:list-item>
          <text:p text:style-name="P5">Administration :</text:p>
        </text:list-item>
      </text:list>
      <text:list xml:id="list1429187407" text:style-name="L8">
        <text:list-header>
          <text:p text:style-name="P12"/>
        </text:list-header>
        <text:list-item>
          <text:p text:style-name="P12">Le superviseur dispose d'un logiciel client (sur mobile ANDROID) qui permet de visualiser à tout moment l'état des salles et être informé en cas de problème</text:p>
        </text:list-item>
      </text:list>
      <text:p text:style-name="P11"/>
      <text:p text:style-name="P11"/>
      <text:list xml:id="list721415688" text:continue-list="list1792090422" text:style-name="L3">
        <text:list-item>
          <text:p text:style-name="P5">d</text:p>
        </text:list-item>
        <text:list-item>
          <text:p text:style-name="P5">gdg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Quan </meta:initial-creator>
    <meta:creation-date>2012-02-07T16:10:04</meta:creation-date>
    <dc:date>2012-02-07T16:37:05</dc:date>
    <dc:creator>Quan </dc:creator>
    <meta:editing-duration>PT27M2S</meta:editing-duration>
    <meta:editing-cycles>23</meta:editing-cycles>
    <meta:generator>LibreOffice/3.3$Unix LibreOffice_project/330m19$Build-301</meta:generator>
    <meta:document-statistic meta:table-count="0" meta:image-count="0" meta:object-count="0" meta:page-count="1" meta:paragraph-count="19" meta:word-count="138" meta:character-count="766"/>
  </office:meta>
</office:document-meta>
</file>